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officeooo:rsid="000918ca" officeooo:paragraph-rsid="000918ca" style:font-size-asian="10pt" style:font-size-complex="10pt"/>
    </style:style>
    <style:style style:name="P6" style:family="paragraph" style:parent-style-name="Body">
      <style:text-properties style:font-name="Arial" fo:font-size="10pt" officeooo:rsid="0010fe95" officeooo:paragraph-rsid="0010fe95" style:font-size-asian="10pt" style:font-size-complex="10pt"/>
    </style:style>
    <style:style style:name="P7" style:family="paragraph" style:parent-style-name="Body">
      <style:text-properties style:font-name="Arial" fo:font-size="10pt" officeooo:rsid="001220da" officeooo:paragraph-rsid="001220da"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0"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Body">
      <style:paragraph-properties fo:text-align="start" style:justify-single-word="false"/>
      <style:text-properties style:font-name="Courier New2"/>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officeooo:rsid="000f2611" officeooo:paragraph-rsid="000f2611"/>
    </style:style>
    <style:style style:name="P1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8" style:family="paragraph" style:parent-style-name="Body">
      <style:paragraph-properties fo:orphans="2" fo:widows="2" style:writing-mode="lr-tb"/>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2" style:family="paragraph" style:parent-style-name="CellBody">
      <style:paragraph-properties style:snap-to-layout-grid="false"/>
      <style:text-properties fo:language="en" fo:country="US" style:language-complex="ar" style:country-complex="SA"/>
    </style:style>
    <style:style style:name="P23" style:family="paragraph" style:parent-style-name="CellBody">
      <style:paragraph-properties style:snap-to-layout-grid="false"/>
      <style:text-properties fo:language="en" fo:country="US" officeooo:rsid="0006903b" officeooo:paragraph-rsid="0006903b" style:language-complex="ar" style:country-complex="SA"/>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1"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2"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Abstract">
      <style:text-properties fo:font-size="10pt" fo:font-weight="normal" officeooo:rsid="0006903b" style:font-size-asian="10pt" style:font-weight-asian="normal" style:font-size-complex="10pt" style:font-weight-complex="normal"/>
    </style:style>
    <style:style style:name="P39" style:family="paragraph" style:parent-style-name="Document_20_Title">
      <style:text-properties fo:language="en" fo:country="US" style:language-complex="ar" style:country-complex="SA"/>
    </style:style>
    <style:style style:name="P4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1" style:family="paragraph" style:parent-style-name="Body">
      <style:paragraph-properties fo:margin-left="2.286cm" fo:margin-right="0cm" fo:text-indent="0cm" style:auto-text-indent="false"/>
    </style:style>
    <style:style style:name="P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font-weight="normal" style:font-weight-asian="normal" style:font-weight-complex="normal"/>
    </style:style>
    <style:style style:name="P49" style:family="paragraph" style:parent-style-name="Heading_20_2">
      <style:text-properties fo:color="#000000" fo:font-weight="normal" officeooo:rsid="0006ebac" style:font-name-asian="`íVÿ" style:font-weight-asian="normal" style:font-name-complex="`íVÿ" style:font-weight-complex="normal"/>
    </style:style>
    <style:style style:name="P50" style:family="paragraph" style:parent-style-name="Heading_20_2">
      <style:text-properties officeooo:rsid="000918ca" officeooo:paragraph-rsid="000918ca"/>
    </style:style>
    <style:style style:name="P51" style:family="paragraph" style:parent-style-name="Heading_20_3">
      <style:text-properties officeooo:rsid="000918ca" officeooo:paragraph-rsid="000918ca"/>
    </style:style>
    <style:style style:name="P52"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3" style:family="paragraph" style:parent-style-name="Body" style:list-style-name="L1"/>
    <style:style style:name="P54" style:family="paragraph" style:parent-style-name="Body" style:list-style-name="L1">
      <style:text-properties fo:font-weight="normal" style:font-weight-asian="normal" style:font-weight-complex="normal"/>
    </style:style>
    <style:style style:name="P55" style:family="paragraph" style:parent-style-name="Body">
      <style:text-properties style:font-name="Arial" fo:font-size="10pt" officeooo:rsid="0010fe95" officeooo:paragraph-rsid="0010fe95" style:font-size-asian="10pt" style:font-size-complex="10pt"/>
    </style:style>
    <style:style style:name="P56" style:family="paragraph" style:parent-style-name="Body">
      <style:text-properties style:font-name="Arial" fo:font-size="10pt" officeooo:rsid="00122d8e" officeooo:paragraph-rsid="00122d8e" style:font-size-asian="10pt" style:font-size-complex="10pt"/>
    </style:style>
    <style:style style:name="P57" style:family="paragraph" style:parent-style-name="Body">
      <style:text-properties style:font-name="Courier New2" fo:font-size="10pt" officeooo:rsid="0010fe95" officeooo:paragraph-rsid="0010fe95" style:font-size-asian="10pt" style:font-size-complex="10pt"/>
    </style:style>
    <style:style style:name="P5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9" style:family="paragraph" style:parent-style-name="Definition_20_Term">
      <style:text-properties fo:language="en" fo:country="US" style:language-complex="ar" style:country-complex="SA"/>
    </style:style>
    <style:style style:name="P60"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1pt" style:font-name-asian="°ýùOÿ" style:font-size-asian="11pt" style:font-name-complex="°ýùOÿ" style:font-size-complex="11pt"/>
    </style:style>
    <style:style style:name="T7" style:family="text">
      <style:text-properties fo:color="#000000" style:font-name="Courier New2" fo:font-size="11pt" style:font-size-asian="11pt" style:font-size-complex="11pt"/>
    </style:style>
    <style:style style:name="T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9" style:family="text">
      <style:text-properties fo:color="#000000" style:font-name="Courier New2" fo:font-size="11pt" style:font-name-asian="°ýùOÿ" style:font-size-asian="11pt" style:font-name-complex="°ýùOÿ" style:font-size-complex="11pt"/>
    </style:style>
    <style:style style:name="T1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fo:font-size="11pt" style:font-size-asian="11pt" style:font-size-complex="11pt"/>
    </style:style>
    <style:style style:name="T12" style:family="text">
      <style:text-properties fo:color="#000000" style:font-name-asian="Menlo-Regular" style:font-name-complex="Menlo-Regular"/>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style:font-name="Arial" fo:font-size="10pt" style:font-name-asian="`»]ÿ" style:font-size-asian="10pt" style:font-name-complex="`»]ÿ" style:font-size-complex="10pt"/>
    </style:style>
    <style:style style:name="T16" style:family="text">
      <style:text-properties style:font-name="Arial" fo:font-size="10pt" style:font-name-asian=" ÍSÿ" style:font-size-asian="10pt" style:font-name-complex=" ÍSÿ" style:font-size-complex="10pt"/>
    </style:style>
    <style:style style:name="T17" style:family="text">
      <style:text-properties officeooo:rsid="0006ebac"/>
    </style:style>
    <style:style style:name="T18" style:family="text">
      <style:text-properties fo:font-weight="normal" style:font-weight-asian="normal" style:font-weight-complex="normal"/>
    </style:style>
    <style:style style:name="T19" style:family="text">
      <style:text-properties style:font-name-asian="°ýùOÿ" style:font-name-complex="°ýùOÿ"/>
    </style:style>
    <style:style style:name="T20" style:family="text">
      <style:text-properties fo:color="#6a3e3e" fo:font-size="11pt" style:font-size-asian="11pt" style:font-size-complex="11pt"/>
    </style:style>
    <style:style style:name="T21" style:family="text">
      <style:text-properties style:font-name="Courier New2"/>
    </style:style>
    <style:style style:name="T22" style:family="text">
      <style:text-properties style:font-name="Courier New2" officeooo:rsid="0006ebac"/>
    </style:style>
    <style:style style:name="T23" style:family="text">
      <style:text-properties fo:font-size="14pt" fo:font-weight="normal" style:font-size-asian="14pt" style:font-weight-asian="normal"/>
    </style:style>
    <style:style style:name="T2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5" style:family="text">
      <style:text-properties fo:language="en" fo:country="US" style:language-complex="ar" style:country-complex="SA"/>
    </style:style>
    <style:style style:name="T26" style:family="text">
      <style:text-properties style:font-name="Courier New"/>
    </style:style>
    <style:style style:name="T27" style:family="text">
      <style:text-properties fo:font-style="italic" style:font-style-asian="italic" style:font-style-complex="italic"/>
    </style:style>
    <style:style style:name="T28" style:family="text">
      <style:text-properties fo:color="#7f0055" fo:font-size="11pt" fo:font-weight="bold" style:font-size-asian="11pt" style:font-weight-asian="bold" style:font-size-complex="11pt" style:font-weight-complex="bold"/>
    </style:style>
    <style:style style:name="T29"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0" style:family="text">
      <style:text-properties fo:color="#007400" style:font-name-asian="Menlo-Regular" style:font-name-complex="Menlo-Regular"/>
    </style:style>
    <style:style style:name="T31" style:family="text">
      <style:text-properties fo:color="#aa0d91" style:font-name-asian="Menlo-Regular" style:font-name-complex="Menlo-Regular"/>
    </style:style>
    <style:style style:name="T32" style:family="text">
      <style:text-properties fo:color="#0000ff"/>
    </style:style>
    <style:style style:name="T33" style:family="text">
      <style:text-properties officeooo:rsid="000f2611"/>
    </style:style>
    <style:style style:name="T34" style:family="text">
      <style:text-properties officeooo:rsid="001220da"/>
    </style:style>
    <style:style style:name="T35" style:family="text">
      <style:text-properties officeooo:rsid="00122d8e"/>
    </style:style>
    <style:style style:name="T36" style:family="text">
      <style:text-properties officeooo:rsid="0010fe95"/>
    </style:style>
    <style:style style:name="T37"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605111311392" text:id="ct140605111311392">
          <text:insertion>
            <office:change-info>
              <dc:creator>Carsten Ziegeler</dc:creator>
              <dc:date>2016-08-09T19:56:00</dc:date>
            </office:change-info>
          </text:insertion>
        </text:changed-region>
        <text:changed-region xml:id="ct140605111204832" text:id="ct140605111204832">
          <text:insertion>
            <office:change-info>
              <dc:creator>Carsten Ziegeler</dc:creator>
              <dc:date>2016-08-09T20:07:00</dc:date>
            </office:change-info>
          </text:insertion>
        </text:changed-region>
        <text:changed-region xml:id="ct140605111321360" text:id="ct140605111321360">
          <text:insertion>
            <office:change-info>
              <dc:creator>Carsten Ziegeler</dc:creator>
              <dc:date>2016-08-09T19:57:00</dc:date>
            </office:change-info>
          </text:insertion>
        </text:changed-region>
        <text:changed-region xml:id="ct140605205908960" text:id="ct140605205908960">
          <text:insertion>
            <office:change-info>
              <dc:creator>Carsten Ziegeler</dc:creator>
              <dc:date>2016-09-01T08:12:00</dc:date>
            </office:change-info>
          </text:insertion>
        </text:changed-region>
        <text:changed-region xml:id="ct140605205908416" text:id="ct140605205908416">
          <text:insertion>
            <office:change-info>
              <dc:creator>Carsten Ziegeler</dc:creator>
              <dc:date>2016-08-09T19:57:00</dc:date>
            </office:change-info>
          </text:insertion>
        </text:changed-region>
        <text:changed-region xml:id="ct140605111189328" text:id="ct140605111189328">
          <text:insertion>
            <office:change-info>
              <dc:creator>Carsten Ziegeler</dc:creator>
              <dc:date>2016-08-09T19:58:00</dc:date>
            </office:change-info>
          </text:insertion>
        </text:changed-region>
        <text:changed-region xml:id="ct140605111317760" text:id="ct140605111317760">
          <text:insertion>
            <office:change-info>
              <dc:creator>Carsten Ziegeler</dc:creator>
              <dc:date>2016-08-09T19:59:00</dc:date>
            </office:change-info>
          </text:insertion>
        </text:changed-region>
        <text:changed-region xml:id="ct140605209373088" text:id="ct140605209373088">
          <text:insertion>
            <office:change-info>
              <dc:creator>Carsten Ziegeler</dc:creator>
              <dc:date>2016-09-01T08:13:00</dc:date>
            </office:change-info>
          </text:insertion>
        </text:changed-region>
        <text:changed-region xml:id="ct140605111324720" text:id="ct140605111324720">
          <text:insertion>
            <office:change-info>
              <dc:creator>Carsten Ziegeler</dc:creator>
              <dc:date>2016-08-09T20:05:00</dc:date>
            </office:change-info>
          </text:insertion>
        </text:changed-region>
        <text:changed-region xml:id="ct140605111324944" text:id="ct140605111324944">
          <text:insertion>
            <office:change-info>
              <dc:creator>Carsten Ziegeler</dc:creator>
              <dc:date>2016-08-09T20:06:00</dc:date>
            </office:change-info>
          </text:insertion>
        </text:changed-region>
        <text:changed-region xml:id="ct140605212743200" text:id="ct140605212743200">
          <text:insertion>
            <office:change-info>
              <dc:creator>Carsten Ziegeler</dc:creator>
              <dc:date>2016-09-01T08:13:00</dc:date>
            </office:change-info>
          </text:insertion>
        </text:changed-region>
        <text:changed-region xml:id="ct140605111319680" text:id="ct140605111319680">
          <text:insertion>
            <office:change-info>
              <dc:creator>Carsten Ziegeler</dc:creator>
              <dc:date>2016-08-09T2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graphics3" text:anchor-type="paragraph" svg:width="17.78cm" svg:height="7.893cm" draw:z-index="0"><draw:image xlink:href="Pictures/1000020100000427000001D858483800E19BA5DB.png" xlink:type="simple" xlink:show="embed" xlink:actuate="onLoad"/></draw:frame></text:p>
      <text:p text:style-name="P39"><text:user-defined style:data-style-name="N0" text:name="RFC Title">RFC-227 Configuration Admin Updates</text:user-defined></text:p>
      <text:p text:style-name="P39"><text:span text:style-name="T23">Draft<text:line-break/><text:line-break/></text:span><text:span text:style-name="T23"><text:page-count style:num-format="1">12</text:page-count></text:span><text:span text:style-name="T23"> Pages</text:span></text:p>
      <text:p text:style-name="P40"/>
      <text:p text:style-name="P36">Abstract</text:p>
      <text:p text:style-name="P37">10 point Arial Centered.</text:p>
      <text:p text:style-name="P38">Updates to Configuration Admin for R7.</text:p>
      <text:h text:style-name="P46" text:outline-level="1" text:restart-numbering="true" text:start-value="-1">Document Information</text:h>
      <text:h text:style-name="P47" text:outline-level="2">License</text:h>
      <text:p text:style-name="P15">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47"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h>
      <text:p text:style-name="Body"><text:span text:style-name="T25">This document can be downloaded from the OSGi Alliance design repository at </text:span><text:a xlink:type="simple" xlink:href="https://github.com/osgi/design" text:style-name="Internet_20_link" text:visited-style-name="Visited_20_Internet_20_Link"><text:span text:style-name="T25">https://github.com/osgi/design</text:span></text:a><text:span text:style-name="T25"> The public can provide feedback about this document by opening a bug at https://www.osgi.org/bugzilla/.</text:span></text:p>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2">1 Introduction<text:tab/>5</text:p>
          <text:p text:style-name="P42">2 Application Domain<text:tab/>5</text:p>
          <text:p text:style-name="P42">3 Problem Description<text:tab/>5</text:p>
          <text:p text:style-name="P43">3.1 RFC 218 Configurator<text:tab/>5</text:p>
          <text:p text:style-name="P43">3.2 Support ConfigurationPlugin-like behavior for non-MS/MSF users (Bug 2908)<text:tab/>5</text:p>
          <text:p text:style-name="P42">4 Requirements<text:tab/>6</text:p>
          <text:p text:style-name="P43">4.1 Configuration Admin<text:tab/>6</text:p>
          <text:p text:style-name="P42">5 Technical Solution<text:tab/>6</text:p>
          <text:p text:style-name="P43">5.1 PID Handling of Factory Configurations<text:tab/>6</text:p>
          <text:p text:style-name="P43">5.2 Locking Configuration Records<text:tab/>7</text:p>
          <text:p text:style-name="P44">5.2.1 Security impacts<text:tab/>8</text:p>
          <text:p text:style-name="P43">5.3 Improving Configuration Updates<text:tab/>8</text:p>
          <text:p text:style-name="P43">5.4 Capabilities<text:tab/>9</text:p>
          <text:p text:style-name="P43"><text:soft-page-break/>5.5 Improved ConfigurationPlugin Support<text:tab/>9</text:p>
          <text:p text:style-name="P43">5.6 Clarifications<text:tab/>9</text:p>
          <text:p text:style-name="P44">5.6.1 ConfigurationPlugin Ranking<text:tab/>9</text:p>
          <text:p text:style-name="P44">5.6.2 Modifications by ConfigurationPlugin<text:tab/>9</text:p>
          <text:p text:style-name="P44">5.6.3 ManagedService(Factory) without PID property<text:tab/>10</text:p>
          <text:p text:style-name="P42">6 Data Transfer Objects<text:tab/>10</text:p>
          <text:p text:style-name="P42">7 Javadoc<text:tab/>10</text:p>
          <text:p text:style-name="P42">8 Considered Alternatives<text:tab/>11</text:p>
          <text:p text:style-name="P42">9 Security Considerations<text:tab/>11</text:p>
          <text:p text:style-name="P42">10 Document Support<text:tab/>11</text:p>
          <text:p text:style-name="P43">10.1 References<text:tab/>11</text:p>
          <text:p text:style-name="P43">10.2 Author’s Address<text:tab/>11</text:p>
          <text:p text:style-name="P43">10.3 Acronyms and Abbreviations<text:tab/>12</text:p>
          <text:p text:style-name="P43">10.4 End of Document<text:tab/>12</text:p>
        </text:index-body>
      </text:table-of-content>
      <text:p text:style-name="P14"/>
      <text:h text:style-name="P47"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26">Source code is shown in this typeface</text:span>.</text:p>
      <text:h text:style-name="P47"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0"/>
          </table:table-cell>
          <table:table-cell table:style-name="Table1.C1" office:value-type="string">
            <text:p text:style-name="P20">Initial Version</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3">0.1</text:p>
          </table:table-cell>
          <table:table-cell table:style-name="Table1.A3" office:value-type="string">
            <text:p text:style-name="P21">28-JUN-2016</text:p>
          </table:table-cell>
          <table:table-cell table:style-name="Table1.C3" office:value-type="string">
            <text:p text:style-name="P21">Updates from Darmstadt F2F (ConfigurationPlugin)</text:p>
            <text:p text:style-name="P21">Carsten Ziegeler, Adobe &lt;cziegele@adobe.com&gt;</text:p>
          </table:table-cell>
        </table:table-row>
      </table:table>
      <text:p text:style-name="P14"/>
      <text:h text:style-name="P45" text:outline-level="1"><text:soft-page-break/>Introduction</text:h>
      <text:p text:style-name="P14">This RFC collects a numbers of requested enhancements to Configuration Admin Service that were suggested after Release 6 design work was completed. Some of the requirements are extracted from RFC 218 Configurator.</text:p>
      <text:h text:style-name="P45" text:outline-level="1">Application Domain</text:h>
      <text:p text:style-name="P14">The Configuration Admin Specification was last change as part of Release 5. From that specification:</text:p>
      <text:p text:style-name="P41"><text:span text:style-name="T14">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6">the OSGi framework.</text:span></text:p>
      <text:h text:style-name="P45"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5" text:outline-level="1">Requirements</text:h>
      <text:h text:style-name="P48" text:outline-level="2" text:is-list-header="true"/>
      <text:h text:style-name="Heading_20_2" text:outline-level="2">Configuration Admin</text:h>
      <text:list xml:id="list8428789899121715717" text:style-name="L1">
        <text:list-item>
          <text:p text:style-name="P53">C0010 – It must be possible to specify the service.pid value when creating a factory configuration. This implies the need for a get_or_create factory configuration method in ConfigurationAdmin. (RFC 218)</text:p>
        </text:list-item>
        <text:list-item>
          <text:p text:style-name="P53">C0020 – <text:span text:style-name="T18">It must be possible to prevent the updating of a configuration by the runtime even the developer forced it. (RFC 218)</text:span></text:p>
        </text:list-item>
        <text:list-item>
          <text:p text:style-name="P54">C0030 – It must be possible to avoid any action if a configuration is updated with the exact samef properties and values as it already has <text:s/>(RFC 218)</text:p>
        </text:list-item>
        <text:list-item>
          <text:p text:style-name="P54">C0040 - <text:s/>Support ConfigurationPlugin-like behavior for non-MS/MSF users</text:p>
        </text:list-item>
      </text:list>
      <text:h text:style-name="P45"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7">Configuration Admin</text:span>. This makes it hard for any (provisioning) tool to manage such a configuration as it needs to store this generated PID in order to later on update or delete the factory configuration.</text:p>
      <text:p text:style-name="P3"><text:span text:style-name="T27">Configuration Admin</text:span> specifies that a “<text:span text:style-name="T19">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9">introduced as a special character the character '#' is introduced as another special character for the PID handling of factory configurations.</text:span></text:p>
      <text:p text:style-name="Body">By introducing two new methods on the <text:span text:style-name="T27">Configuration Admin</text:span> service, a client of the service can specify <text:s/>the PID of the factory configuration by providing the factory PID and a name:</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String </text:span></text:span><text:span text:style-name="Source_20_Text"><text:span text:style-name="T20">location</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7">factoryPid#name</text:span></text:span><text:span text:style-name="Source_20_Text"><text:span text:style-name="T3">. This ensures that the </text:span></text:span><text:span text:style-name="Source_20_Text"><text:span text:style-name="T5">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7">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9">listConfigurations</text:span></text:span><text:span text:style-name="Source_20_Text"><text:span text:style-name="T6">:</text:span></text:span></text:p>
      <text:p text:style-name="P2"><text:span text:style-name="Source_20_Text"><text:span text:style-name="T9"><text:s text:c="4"/>ConfigurationAdmin ca = …;<text:line-break/> <text:s text:c="3"/>ca.listConfigurations("(service.pid=</text:span></text:span><text:span text:style-name="Source_20_Text"><text:span text:style-name="T8">my.factory.pid#myname</text:span></text:span><text:span text:style-name="Source_20_Text"><text:span text:style-name="T9">)");</text:span></text:span></text:p>
      <text:h text:style-name="Heading_20_2" text:outline-level="2">Locking Configuration Records</text:h>
      <text:p text:style-name="Body">The <text:span text:style-name="Source_20_Text"><text:span text:style-name="T11">Configuration</text:span></text:span> interface is enhanced with the following methods:</text:p>
      <text:p text:style-name="P12"><text:span text:style-name="T18"><text:s text:c="4"/>/**<text:line-break/> <text:s text:c="4"/>* Locks or unlocks </text:span><text:span text:style-name="T10">the</text:span><text:span text:style-name="T18"> configuration.<text:line-break/> <text:s text:c="4"/>* @param flag If </text:span><text:a xlink:type="simple" xlink:href="mailto:%7B@code" text:style-name="Internet_20_link" text:visited-style-name="Visited_20_Internet_20_Link"><text:span text:style-name="T18">{@code</text:span></text:a><text:span text:style-name="T18"> true} the configuration is locked, <text:line-break/> <text:s text:c="4"/>* <text:s text:c="12"/>if </text:span><text:a xlink:type="simple" xlink:href="mailto:%7B@code" text:style-name="Internet_20_link" text:visited-style-name="Visited_20_Internet_20_Link"><text:span text:style-name="T18">{@code</text:span></text:a><text:span text:style-name="T18"> false} the configuration is unlocked. <text:line-break/> <text:s text:c="4"/>* @throws IOException If the new lock state cannot be persisted. <text:line-break/> <text:s text:c="4"/>* </text:span><text:span text:style-name="T29">@throws IllegalStateException If this configuration has been deleted.<text:line-break/> <text:s text:c="4"/></text:span><text:span text:style-name="T18">*/<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29">@throws IllegalStateException If this configuration has been deleted.</text:span> <text:line-break/> <text:s text:c="4"/>*/<text:line-break/> <text:s text:c="3"/>public boolean isLocked();</text:p>
      <text:p text:style-name="P2"><text:span text:style-name="T13">If the configuration is locked using </text:span><text:span text:style-name="T21">setLocked(true)</text:span><text:span text:style-name="T13"> this state is persisted and the configuration remains locked until it is explicitly unlocked calling </text:span><text:span text:style-name="T21">setLocked(false)</text:span><text:span text:style-name="T13">.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3"> or </text:span><text:span text:style-name="T21">Configuration.delete()</text:span><text:span text:style-name="T13"> is called, a </text:span><text:span text:style-name="T21">LockedConfigurationException</text:span><text:span text:style-name="T13">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5">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0"><text:span text:style-name="T12"><text:tab/></text:span><text:span text:style-name="T30">/**</text:span></text:p>
      <text:p text:style-name="P29"><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9"><text:tab/> * the following properties:</text:p>
      <text:p text:style-name="P29"><text:tab/> * &lt;ul&gt;</text:p>
      <text:p text:style-name="P29"><text:tab/> * &lt;li&gt;"service.pid" : is set to be the PID of this configuration.&lt;/li&gt;</text:p>
      <text:p text:style-name="P29"><text:tab/> * &lt;li&gt;"service.factoryPid" : if this is a factory configuration it is set</text:p>
      <text:p text:style-name="P29"><text:tab/> * to the factory PID else it is not set.&lt;/li&gt;</text:p>
      <text:p text:style-name="P29"><text:tab/> * &lt;/ul&gt;</text:p>
      <text:p text:style-name="P29"><text:tab/> * These system properties are all of type {@code String}.</text:p>
      <text:p text:style-name="P29"><text:tab/> * </text:p>
      <text:p text:style-name="P29"><text:tab/> * &lt;p&gt;</text:p>
      <text:p text:style-name="P29"><text:tab/> * If the corresponding Managed Service/Managed Service Factory is</text:p>
      <text:p text:style-name="P29"><text:tab/> * registered, its updated method must be called asynchronously. Else, this</text:p>
      <text:p text:style-name="P29"><text:tab/> * callback is delayed until aforementioned registration occurs.</text:p>
      <text:p text:style-name="P29"><text:tab/> * </text:p>
      <text:p text:style-name="P29"><text:tab/> * &lt;p&gt;</text:p>
      <text:p text:style-name="P29"><text:tab/> * Also notifies all Configuration Listeners with a</text:p>
      <text:p text:style-name="P29"><text:tab/> * {@link ConfigurationEvent#CM_UPDATED} event.</text:p>
      <text:p text:style-name="P29"><text:tab/> * </text:p>
      <text:p text:style-name="P29"><text:tab/> * @param properties the new set of properties for this configuration<text:line-break/><text:tab/> * @throws LockedConfigurationException If the configuration is locked</text:p>
      <text:p text:style-name="P29"><text:tab/> * @throws IOException if update cannot be made persistent</text:p>
      <text:p text:style-name="P29"><text:tab/> * @throws IllegalArgumentException if the {@code Dictionary} object</text:p>
      <text:p text:style-name="P29"><text:tab/> * <text:s text:c="8"/>contains invalid configuration types or contains case variants of</text:p>
      <text:p text:style-name="P29"><text:tab/> * <text:s text:c="8"/>the same key name.</text:p>
      <text:p text:style-name="P29"><text:tab/> * @throws IllegalStateException If this configuration has been deleted.</text:p>
      <text:p text:style-name="P29"><text:tab/> */</text:p>
      <text:p text:style-name="P30"><text:span text:style-name="T12"><text:tab/></text:span><text:span text:style-name="T31">public</text:span><text:span text:style-name="T12"> </text:span><text:span text:style-name="T31">void</text:span><text:span text:style-name="T12"> setProperties(Dictionary&lt;String, ?&gt; properties) </text:span><text:span text:style-name="T31">throws</text:span><text:span text:style-name="T12"> IOException;</text:span></text:p>
      <text:p text:style-name="P31"/>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2">org.osgi.service.cm</text:span>";<text:line-break/> <text:s text:c="30"/>version:Version="1.6"</text:p>
      <text:p text:style-name="P8">This capability must follow the rules defined for the osgi.implementation Namespace.</text:p>
      <text:p text:style-name="P26">The bundle providing the Configuration Admin<text:span text:style-name="T32"> </text:span>service must provide a capability in the osgi.service namespace representing this service. This capability must also declare a uses constraint for the org.osgi.service.cm package:</text:p>
      <text:p text:style-name="P26"/>
      <text:p text:style-name="P27">Provide-Capability: osgi.service;</text:p>
      <text:p text:style-name="P27"><text:s text:c="31"/>objectClass:List&lt;String&gt;="org.osgi.service.cm.ConfigurationAdmin";</text:p>
      <text:p text:style-name="P27"><text:s text:c="31"/>uses:="<text:span text:style-name="T12">org.osgi.service.cm</text:span>"</text:p>
      <text:p text:style-name="P27"/>
      <text:p text:style-name="P32">This capability must follow the rules defined for the osgi.service Namespace.</text:p>
      <text:p text:style-name="P32"/>
      <text:h text:style-name="P49" text:outline-level="2">Improved ConfigurationPlugin Support</text:h>
      <text:p text:style-name="P9">This has been discussed as part of RFC 165 and removed from that RFC (see section 6.2 in RFC 165).</text:p>
      <text:p text:style-name="P3"><text:span text:style-name="T18">The Configuration Admin service allows third-party applications to participate in the configuration</text:span><text:change-start text:change-id="ct140605111311392"/><text:span text:style-name="T18"> </text:span><text:change-end text:change-id="ct140605111311392"/>process. Bundles that register a service object under a Configuration<text:span text:style-name="T17">Plugin</text:span> interface can transform the configuration dictionary just before it reaches the configuration target service. <text:span text:style-name="T17">In order to support Configuration Admin clients not registering a ManagedService(Factory), a new method </text:span><text:span text:style-name="T22">getModifiedProperties(ServiceReference&lt;ManagedService&gt;)</text:span><text:span text:style-name="T17"> is added to the Configuration interface. If this is invoked, Configuration Admin calls all </text:span><text:span text:style-name="T22">ConfigurationPlugin</text:span><text:span text:style-name="T17"> services as already described in the specification and the modified configuration properties are returned as a </text:span><text:span text:style-name="T22">Dictionary</text:span><text:span text:style-name="T17">.</text:span></text:p>
      <text:p text:style-name="P5">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change-start text:change-id="ct140605111204832"/></text:p>
      <text:p text:style-name="P7">TODO : Permission for calling getModifiedProperties() ?<text:change-end text:change-id="ct140605111204832"/><text:change-start text:change-id="ct140605111321360"/></text:p>
      <text:p text:style-name="P6">Alternative:</text:p>
      <text:p text:style-name="P56">Interface and method names are just placeholders atm <text:change-end text:change-id="ct140605111321360"/><text:change-start text:change-id="ct140605205908960"/>–<text:change-end text:change-id="ct140605205908960"/><text:change-start text:change-id="ct140605205908416"/> we should come up with better ones once we decided on the approach.</text:p>
      <text:p text:style-name="P6">In the context of RFC 165 <text:change-end text:change-id="ct140605205908416"/><text:change-start text:change-id="ct140605111189328"/>and the corresponding bug <text:a xlink:type="simple" xlink:href="https://osgi.org/members/bugzilla/show_bug.cgi?id=1272" text:style-name="Internet_20_link" text:visited-style-name="Visited_20_Internet_20_Link">https://osgi.org/members/bugzilla/show_bug.cgi?id=1272</text:a> it was discussed to deprecate ConfigurationPlugin and therefore the solution at that time was disc<text:change-end text:change-id="ct140605111189328"/><text:change-start text:change-id="ct140605111317760"/>arded. <text:span text:style-name="T35">A new interface ConfigurationTransformer could replace the ConfigurationPlugin:</text:span></text:p>
      <text:p text:style-name="P56"><text:span text:style-name="T21">void transform(Bundle bundle, Dictionary properties)</text:span> </text:p>
      <text:p text:style-name="P56"><text:soft-page-break/>The method works as ConfigurationPlugin#modifyConfiguration. <text:span text:style-name="T36">When Configuration#getModifiedProperties() (no argument necessary anymore) is called, the Configuration</text:span>Transformer services<text:span text:style-name="T36"> are called in order of their service ranking, lowest first. </text:span>Same is done when the configuration is passed to a managed service (factory).</text:p>
      <text:p text:style-name="P6">ConfigurationPlugin <text:span text:style-name="T35">(and ConfigurationTransformer) </text:span>only covers the way out, but not the way in. <text:span text:style-name="T35">There are several use cases for processing the configuration before it hits Configuration Admin. A new interface ConfigurationProcessor defines services to be called by Configuration Admin just before it persists the configuration:</text:span></text:p>
      <text:p text:style-name="P57">void <text:span text:style-name="T35">process</text:span>(Bundle bundle, Dictionary properties) <text:s/><text:span text:style-name="T35">throws IOException;</text:span></text:p>
      <text:p text:style-name="P6"><text:change-end text:change-id="ct140605111317760"/><text:change-start text:change-id="ct140605209373088"/><text:span text:style-name="T35">ConfigurationAdmin calls the processors before persisting the configuration </text:span><text:change-end text:change-id="ct140605209373088"/><text:change-start text:change-id="ct140605111324720"/>in order<text:change-end text:change-id="ct140605111324720"/><text:change-start text:change-id="ct140605111324944"/> of their service ranking, lowest first.<text:change-end text:change-id="ct140605111324944"/><text:change-start text:change-id="ct140605212743200"/> <text:change-end text:change-id="ct140605212743200"/><text:change-start text:change-id="ct140605111319680"/><text:span text:style-name="T34">A processor might throw an IOException to prevent from updating.</text:span><text:change-end text:change-id="ct140605111319680"/></text:p>
      <text:h text:style-name="P50" text:outline-level="2">Clarifications</text:h>
      <text:h text:style-name="P51" text:outline-level="3">ConfigurationPlugin Ranking</text:h>
      <text:p text:style-name="P10">While it is e<text:span text:style-name="T33">x</text:span>plained that plugins are ordered by <text:span text:style-name="T33">service.cmRanking,</text:span> it is not explicitly mentioned which order is used when two plugins have the same ranking. <text:span text:style-name="T33">It would be nice to clarify this, e.g. ordering by service.id in that case (lowest last).</text:span></text:p>
      <text:h text:style-name="Heading_20_3" text:outline-level="3">Modifications by ConfigurationPlugin</text:h>
      <text:p text:style-name="P16">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6">It also states that any exception thrown by a plugin is ignored (and logged), but it’s not stated what happens with modifications already done by this plugin. While this is of course an edge case, the spec should be more precise.</text:p>
      <text:h text:style-name="P52" text:outline-level="3">ManagedService(Factory) without PID property</text:h>
      <text:p text:style-name="P11">It’s not explicitly mentioned what happens with ManagedService(Factory) services registered without a PID. Such services are obviously ignored.</text:p>
      <text:p text:style-name="Body"><text:span text:style-name="Source_20_Text"><text:span text:style-name="T4"/></text:span></text:p>
      <text:h text:style-name="P45" text:outline-level="1">Data Transfer Objects</text:h>
      <text:p text:style-name="P17">RFC 185 defines Data Transfer Objects as a generic means for management solutions to interact with runtime entities in an OSGi Framework. DTOs provides a common, easily serializable representation of the technology.</text:p>
      <text:p text:style-name="P17">For all new functionality added to the OSGi Framework the question should be asked: would this feature benefit from a DTO? The expectation is that in most cases it would.</text:p>
      <text:p text:style-name="P17"><text:soft-page-break/>The DTOs for the design in this RFC should be described here and if there are no DTOs being defined an explanation should be given explaining why this is not applicable in this case.</text:p>
      <text:p text:style-name="P17">This section is optional and could also be provided in a separate RFC.</text:p>
      <text:h text:style-name="P45" text:outline-level="1">Javadoc</text:h>
      <text:p text:style-name="P18"><text:span text:style-name="T2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5">https://www.osgi.org/members/RFC/Javadoc</text:span></text:a><text:span text:style-name="T24"> </text:span></text:p>
      <text:h text:style-name="P45" text:outline-level="1">Considered Alternatives</text:h>
      <text:h text:style-name="Heading_20_2" text:outline-level="2"><text:span text:style-name="Source_20_Text"><text:span text:style-name="T4"/></text:span></text:h>
      <text:h text:style-name="P45" text:outline-level="1">Security Considerations</text:h>
      <text:p text:style-name="P13">Description of all known vulnerabilities this may either introduce or address as well as scenarios of how the weaknesses could be circumvented.</text:p>
      <text:h text:style-name="P45" text:outline-level="1"><text:soft-page-break/>Document Support</text:h>
      <text:h text:style-name="P47" text:outline-level="2">References</text:h>
      <text:list xml:id="list1143242411272753277" text:style-name="WW8Num3">
        <text:list-item>
          <text:p text:style-name="P59"><text:bookmark-start text:name="_Ref493020620"/>Bradner, S., Key words for use in RFCs to Indicate Requirement Levels, RFC2119, March 1997.<text:bookmark-end text:name="_Ref493020620"/></text:p>
        </text:list-item>
        <text:list-item>
          <text:p text:style-name="P59">Software Requirements &amp; Specifications. Michael Jackson. ISBN 0-201-87712-0</text:p>
          <text:p text:style-name="P60"/>
        </text:list-item>
      </text:list>
      <text:p text:style-name="P28"/>
      <text:h text:style-name="P47"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Carsten Ziegeler</text:p>
          </table:table-cell>
        </table:table-row>
        <table:table-row table:style-name="Table2.1">
          <table:table-cell table:style-name="Table2.A1" office:value-type="string">
            <text:p text:style-name="P34">Company</text:p>
          </table:table-cell>
          <table:table-cell table:style-name="Table2.B1" office:value-type="string">
            <text:p text:style-name="P34">Adobe Systems Incorporated</text:p>
          </table:table-cell>
        </table:table-row>
        <table:table-row table:style-name="Table2.1">
          <table:table-cell table:style-name="Table2.A1" office:value-type="string">
            <text:p text:style-name="P34">Address</text:p>
          </table:table-cell>
          <table:table-cell table:style-name="Table2.B1" office:value-type="string">
            <text:p text:style-name="P35">Barfüsserplatz 6, 4055 Basel, Switzerland</text:p>
          </table:table-cell>
        </table:table-row>
        <table:table-row table:style-name="Table2.1">
          <table:table-cell table:style-name="Table2.A1" office:value-type="string">
            <text:p text:style-name="P34">Voice</text:p>
          </table:table-cell>
          <table:table-cell table:style-name="Table2.B1" office:value-type="string">
            <text:p text:style-name="P34">+41 61 226 55 0</text:p>
          </table:table-cell>
        </table:table-row>
        <table:table-row table:style-name="Table2.1">
          <table:table-cell table:style-name="Table2.A1" office:value-type="string">
            <text:p text:style-name="P22">e-mail</text:p>
          </table:table-cell>
          <table:table-cell table:style-name="Table2.B1" office:value-type="string">
            <text:p text:style-name="P22">cziegele@adobe.com</text:p>
          </table:table-cell>
        </table:table-row>
      </table:table>
      <text:p text:style-name="P14"/>
      <text:h text:style-name="P47" text:outline-level="2">Acronyms and Abbreviations</text:h>
      <text:p text:style-name="P14"/>
      <text:h text:style-name="P47"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10</text:page-number> of <text:page-count style:num-format="1">12</text:page-count></text:p>
        <text:p text:style-name="Header"/>
        <text:p text:style-name="Header"><text:tab/>Draft<text:tab/> <text:modification-date style:data-style-name="N76">September 1,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6</meta:editing-cycles>
    <meta:editing-duration>P1DT15H32M29S</meta:editing-duration>
    <meta:initial-creator>Carsten Ziegeler</meta:initial-creator>
    <dc:date>2016-09-01T08:14:00.770582000</dc:date>
    <dc:creator>Carsten Ziegeler</dc:creator>
    <meta:document-statistic meta:table-count="2" meta:image-count="2" meta:object-count="0" meta:page-count="12" meta:paragraph-count="196" meta:word-count="3341" meta:character-count="22991" meta:non-whitespace-character-count="19511"/>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